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draw:fill-color="#ffff00" draw:textarea-horizontal-align="center" draw:textarea-vertical-align="middle"/>
    </style:style>
    <style:style style:name="gr6" style:family="graphic" style:parent-style-name="standard">
      <style:graphic-properties svg:stroke-width="0.152cm" svg:stroke-color="#000000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7" style:family="graphic" style:parent-style-name="standard">
      <style:graphic-properties draw:stroke="none" draw:fill-color="#ffffcc" draw:textarea-horizontal-align="center" draw:textarea-vertical-align="middle"/>
    </style:style>
    <style:style style:name="gr8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051cm" svg:stroke-color="#4c4c4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/>
    </style:style>
    <style:style style:name="P5" style:family="paragraph">
      <style:paragraph-properties fo:margin-left="0cm" fo:margin-right="0cm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18.7999992370605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family="'Nimbus Roman No9 L'" style:font-pitch="variable" fo:font-size="18pt" style:font-family-asian="'Nimbus Roman No9 L'" style:font-pitch-asian="variable" style:font-family-complex="'Nimbus Roman No9 L'" style:font-pitch-complex="variable"/>
    </style:style>
    <style:style style:name="T4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3.91cm" svg:height="3.507cm" svg:x="2.06cm" svg:y="1.743cm" presentation:class="title" presentation:user-transformed="true">
          <draw:text-box>
            <text:p text:style-name="P1">Large scale TFWC Sim (2) </text:p>
          </draw:text-box>
        </draw:frame>
        <draw:circle draw:style-name="gr1" draw:text-style-name="P2" draw:id="id2" draw:layer="layout" svg:width="1.819cm" svg:height="1.819cm" svg:x="6.868cm" svg:y="13.559cm">
          <text:p text:style-name="P2"><text:span text:style-name="T1">2</text:span></text:p>
        </draw:circle>
        <draw:circle draw:style-name="gr1" draw:text-style-name="P2" draw:id="id1" draw:layer="layout" svg:width="1.819cm" svg:height="1.819cm" svg:x="6.868cm" svg:y="8.359cm">
          <text:p text:style-name="P2"><text:span text:style-name="T1">1</text:span></text:p>
        </draw:circle>
        <draw:circle draw:style-name="gr1" draw:text-style-name="P2" draw:id="id3" draw:layer="layout" svg:width="1.819cm" svg:height="1.819cm" svg:x="1.152cm" svg:y="15.599cm">
          <text:p text:style-name="P2"><text:span text:style-name="T1">3</text:span></text:p>
        </draw:circle>
        <draw:connector draw:style-name="gr2" draw:text-style-name="P3" draw:layer="layout" draw:type="line" svg:x1="7.777cm" svg:y1="10.178cm" svg:x2="7.777cm" svg:y2="13.559cm" draw:start-shape="id1" draw:start-glue-point="2" draw:end-shape="id2" draw:end-glue-point="0">
          <text:p text:style-name="P1"/>
        </draw:connector>
        <draw:connector draw:style-name="gr3" draw:text-style-name="P3" draw:layer="layout" draw:type="line" svg:x1="6.868cm" svg:y1="14.468cm" svg:x2="2.971cm" svg:y2="16.508cm" draw:start-shape="id2" draw:start-glue-point="3" draw:end-shape="id3" draw:end-glue-point="1">
          <text:p text:style-name="P1"/>
        </draw:connector>
        <draw:frame draw:style-name="gr4" draw:text-style-name="P4" draw:layer="layout" svg:width="5.75cm" svg:height="0.954cm" svg:x="8.04cm" svg:y="11.378cm">
          <draw:text-box>
            <text:p text:style-name="P4"><text:span text:style-name="T2">50Mbps</text:span></text:p>
          </draw:text-box>
        </draw:frame>
        <draw:frame draw:style-name="gr4" draw:text-style-name="P4" draw:layer="layout" svg:width="11.05cm" svg:height="0.954cm" svg:x="3.899cm" svg:y="16.217cm">
          <draw:text-box>
            <text:p text:style-name="P4"><text:span text:style-name="T2">.1, .2, .4, .8, 1.6, 3.2, 6.4, 12.8, 25.6, 50 Mbps</text:span></text:p>
          </draw:text-box>
        </draw:frame>
        <draw:rect draw:style-name="gr5" draw:text-style-name="P2" draw:id="id4" draw:layer="layout" svg:width="2.845cm" svg:height="1.092cm" svg:x="6.365cm" svg:y="6.322cm" draw:corner-radius="0.5cm">
          <text:p text:style-name="P2"><text:span text:style-name="T1">TCPs/TFWCs</text:span></text:p>
        </draw:rect>
        <draw:connector draw:style-name="gr6" draw:text-style-name="P3" draw:layer="layout" draw:type="line" svg:x1="7.787cm" svg:y1="7.414cm" svg:x2="7.777cm" svg:y2="8.359cm" draw:start-shape="id4" draw:start-glue-point="2" draw:end-shape="id1" draw:end-glue-point="0">
          <text:p text:style-name="P1"/>
        </draw:connector>
        <draw:rect draw:style-name="gr5" draw:text-style-name="P2" draw:layer="layout" svg:width="3.008cm" svg:height="1.092cm" svg:x="9.19cm" svg:y="14.148cm" draw:corner-radius="0.5cm">
          <text:p text:style-name="P2"><text:span text:style-name="T1">FIFO</text:span></text:p>
        </draw:rect>
        <draw:rect draw:style-name="gr7" draw:text-style-name="P5" draw:layer="layout" svg:width="12.468cm" svg:height="10.169cm" svg:x="14.983cm" svg:y="6.065cm" draw:corner-radius="0.5cm">
          <text:p text:style-name="P5"><text:span text:style-name="T3">• </text:span><text:span text:style-name="T3">number of sources: 1, 2, 4, 10, 20, 40, 80, 100</text:span></text:p>
          <text:p text:style-name="P5"><text:span text:style-name="T3"/></text:p>
          <text:p text:style-name="P5"><text:span text:style-name="T3">• </text:span><text:span text:style-name="T3">access link speed: 50 Mbps</text:span></text:p>
          <text:p text:style-name="P5"><text:span text:style-name="T3"/></text:p>
          <text:p text:style-name="P5"><text:span text:style-name="T3">• </text:span><text:span text:style-name="T3">bottleneck link speed: .1, .2, .4, .8, 1.6, 3.2, </text:span></text:p>
          <text:p text:style-name="P5"><text:span text:style-name="T3"><text:s text:c="39"/></text:span><text:span text:style-name="T3">6.4, 12.8, 25.6, 50</text:span></text:p>
          <text:p text:style-name="P5"><text:span text:style-name="T3"/></text:p>
          <text:p text:style-name="P5"><text:span text:style-name="T3">• </text:span><text:span text:style-name="T3">DropTail with reverse traffic</text:span></text:p>
        </draw:rect>
        <draw:line draw:style-name="gr8" draw:text-style-name="P3" draw:layer="layout" svg:x1="8.055cm" svg:y1="11.43cm" svg:x2="7.42cm" svg:y2="12.065cm">
          <text:p text:style-name="P1"/>
        </draw:line>
        <draw:line draw:style-name="gr8" draw:text-style-name="P3" draw:layer="layout" svg:x1="8.156cm" svg:y1="7.531cm" svg:x2="7.521cm" svg:y2="8.166cm">
          <text:p text:style-name="P1"/>
        </draw:line>
        <draw:rect draw:style-name="gr5" draw:text-style-name="P2" draw:id="id5" draw:layer="layout" svg:width="2.845cm" svg:height="1.092cm" svg:x="0.631cm" svg:y="18.195cm" draw:corner-radius="0.5cm">
          <text:p text:style-name="P2"><text:span text:style-name="T1">TCP</text:span></text:p>
        </draw:rect>
        <draw:connector draw:style-name="gr9" draw:text-style-name="P3" draw:layer="layout" draw:type="line" svg:x1="2.053cm" svg:y1="18.195cm" svg:x2="2.063cm" svg:y2="17.42cm" draw:start-shape="id5" draw:start-glue-point="0">
          <text:p text:style-name="P1"/>
        </draw:connector>
        <draw:frame draw:style-name="gr10" draw:text-style-name="P6" draw:layer="layout" svg:width="3.969cm" svg:height="1.043cm" svg:x="0.303cm" svg:y="19.518cm">
          <draw:text-box>
            <text:p text:style-name="P6"><text:span text:style-name="T1">Reverse TCP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5.273cm" svg:height="10.475cm" svg:x="3.157cm" svg:y="2.123cm" draw:page-number="1" presentation:class="page"/>
          <draw:frame presentation:style-name="pr2" draw:text-style-name="P7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akari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uakari-01 (TCP/TFRC), uakari-02 (TCP/TFWC)</text:p>
              </text:list-item>
            </text:list>
            <text:list text:style-name="L3">
              <text:list-item>
                <text:list>
                  <text:list-item>
                    <text:p text:style-name="P9">min access link delay: .5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x access link delay: 2.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tleneck link delay: 1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RTT: roughly 22.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ombat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wombat-05 (TCP/TFRC), wombat-06 (TCP/TFWC)</text:p>
              </text:list-item>
            </text:list>
            <text:list text:style-name="L3">
              <text:list-item>
                <text:list>
                  <text:list-item>
                    <text:p text:style-name="P9">min access link delay: 1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x access link delay: 1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tleneck link delay: 5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RTT: roughly 111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aleem-04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saleem-04-1 (TCP/TFRC), saleem-04-2 (TCP/TFWC)</text:p>
              </text:list-item>
            </text:list>
            <text:list text:style-name="L3">
              <text:list-item>
                <text:list>
                  <text:list-item>
                    <text:p text:style-name="P9">min access link delay: .05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x access link delay: .2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tleneck link delay: 1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RTT: roughly 2.2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1" draw:layer="layout" svg:width="23.91cm" svg:height="3.507cm" svg:x="2.06cm" svg:y="1.743cm" presentation:class="title" presentation:user-transformed="true">
          <draw:text-box>
            <text:p text:style-name="P1">Large scale TFWC Sim (3) </text:p>
          </draw:text-box>
        </draw:frame>
        <draw:circle draw:style-name="gr1" draw:text-style-name="P2" draw:id="id7" draw:layer="layout" svg:width="1.819cm" svg:height="1.819cm" svg:x="6.868cm" svg:y="13.559cm">
          <text:p text:style-name="P2"><text:span text:style-name="T1">2</text:span></text:p>
        </draw:circle>
        <draw:circle draw:style-name="gr1" draw:text-style-name="P2" draw:id="id6" draw:layer="layout" svg:width="1.819cm" svg:height="1.819cm" svg:x="6.868cm" svg:y="8.359cm">
          <text:p text:style-name="P2"><text:span text:style-name="T1">1</text:span></text:p>
        </draw:circle>
        <draw:circle draw:style-name="gr1" draw:text-style-name="P2" draw:id="id8" draw:layer="layout" svg:width="1.819cm" svg:height="1.819cm" svg:x="1.152cm" svg:y="15.599cm">
          <text:p text:style-name="P2"><text:span text:style-name="T1">3</text:span></text:p>
        </draw:circle>
        <draw:connector draw:style-name="gr2" draw:text-style-name="P3" draw:layer="layout" draw:type="line" svg:x1="7.777cm" svg:y1="10.178cm" svg:x2="7.777cm" svg:y2="13.559cm" draw:start-shape="id6" draw:start-glue-point="2" draw:end-shape="id7" draw:end-glue-point="0">
          <text:p text:style-name="P1"/>
        </draw:connector>
        <draw:connector draw:style-name="gr3" draw:text-style-name="P3" draw:layer="layout" draw:type="line" svg:x1="6.868cm" svg:y1="14.468cm" svg:x2="2.971cm" svg:y2="16.508cm" draw:start-shape="id7" draw:start-glue-point="3" draw:end-shape="id8" draw:end-glue-point="1">
          <text:p text:style-name="P1"/>
        </draw:connector>
        <draw:frame draw:style-name="gr4" draw:text-style-name="P4" draw:layer="layout" svg:width="5.75cm" svg:height="0.954cm" svg:x="8.04cm" svg:y="11.378cm">
          <draw:text-box>
            <text:p text:style-name="P4"><text:span text:style-name="T2">50Mbps</text:span></text:p>
          </draw:text-box>
        </draw:frame>
        <draw:frame draw:style-name="gr4" draw:text-style-name="P4" draw:layer="layout" svg:width="11.05cm" svg:height="0.954cm" svg:x="3.899cm" svg:y="16.217cm">
          <draw:text-box>
            <text:p text:style-name="P4"><text:span text:style-name="T2">.1, .2, .4, .8, 1.6, 3.2, 6.4, 12.8, 25.6, 50 Mbps</text:span></text:p>
          </draw:text-box>
        </draw:frame>
        <draw:rect draw:style-name="gr5" draw:text-style-name="P2" draw:id="id9" draw:layer="layout" svg:width="2.845cm" svg:height="1.092cm" svg:x="6.365cm" svg:y="6.322cm" draw:corner-radius="0.5cm">
          <text:p text:style-name="P2"><text:span text:style-name="T1">TCPs/TFWCs</text:span></text:p>
        </draw:rect>
        <draw:connector draw:style-name="gr6" draw:text-style-name="P3" draw:layer="layout" draw:type="line" svg:x1="7.787cm" svg:y1="7.414cm" svg:x2="7.777cm" svg:y2="8.359cm" draw:start-shape="id9" draw:start-glue-point="2" draw:end-shape="id6" draw:end-glue-point="0">
          <text:p text:style-name="P1"/>
        </draw:connector>
        <draw:rect draw:style-name="gr5" draw:text-style-name="P2" draw:layer="layout" svg:width="3.008cm" svg:height="1.092cm" svg:x="9.19cm" svg:y="14.148cm" draw:corner-radius="0.5cm">
          <text:p text:style-name="P2"><text:span text:style-name="T1">RED</text:span></text:p>
        </draw:rect>
        <draw:rect draw:style-name="gr7" draw:text-style-name="P5" draw:layer="layout" svg:width="12.468cm" svg:height="10.169cm" svg:x="14.983cm" svg:y="6.065cm" draw:corner-radius="0.5cm">
          <text:p text:style-name="P5"><text:span text:style-name="T3">• </text:span><text:span text:style-name="T3">number of sources: 1, 2, 4, 10, 20, 40, 80, 100</text:span></text:p>
          <text:p text:style-name="P5"><text:span text:style-name="T3"/></text:p>
          <text:p text:style-name="P5"><text:span text:style-name="T3">• </text:span><text:span text:style-name="T3">access link speed: 50 Mbps</text:span></text:p>
          <text:p text:style-name="P5"><text:span text:style-name="T3"/></text:p>
          <text:p text:style-name="P5"><text:span text:style-name="T3">• </text:span><text:span text:style-name="T3">bottleneck link speed: .1, .2, .4, .8, 1.6, 3.2, </text:span></text:p>
          <text:p text:style-name="P5"><text:span text:style-name="T3"><text:s text:c="39"/></text:span><text:span text:style-name="T3">6.4, 12.8, 25.6, 50</text:span></text:p>
          <text:p text:style-name="P5"><text:span text:style-name="T3"/></text:p>
          <text:p text:style-name="P5"><text:span text:style-name="T3">• </text:span><text:span text:style-name="T3">RED without reverse traffic</text:span></text:p>
        </draw:rect>
        <draw:line draw:style-name="gr8" draw:text-style-name="P3" draw:layer="layout" svg:x1="8.055cm" svg:y1="11.43cm" svg:x2="7.42cm" svg:y2="12.065cm">
          <text:p text:style-name="P1"/>
        </draw:line>
        <draw:line draw:style-name="gr8" draw:text-style-name="P3" draw:layer="layout" svg:x1="8.156cm" svg:y1="7.531cm" svg:x2="7.521cm" svg:y2="8.166cm">
          <text:p text:style-name="P1"/>
        </draw:line>
        <presentation:notes draw:style-name="dp2">
          <office:forms form:automatic-focus="false" form:apply-design-mode="false"/>
          <draw:page-thumbnail draw:style-name="gr11" draw:layer="layout" svg:width="15.273cm" svg:height="10.475cm" svg:x="3.157cm" svg:y="2.123cm" draw:page-number="5" presentation:class="page"/>
          <draw:frame presentation:style-name="pr2" draw:text-style-name="P7" draw:layer="layout" svg:width="17.271cm" svg:height="12.573cm" svg:x="2.158cm" svg:y="13.2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aleem-05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saleem-04-1 (TCP/TFRC), saleem-04-2 (TCP/TFWC)</text:p>
              </text:list-item>
            </text:list>
            <text:list text:style-name="L3">
              <text:list-item>
                <text:list>
                  <text:list-item>
                    <text:p text:style-name="P9">min access link delay: .5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x access link delay: 2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tleneck link delay: 1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RTT: roughly 22.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aleem-06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saleem-06-1 (TCP/TFRC), saleem-06-2 (TCP/TFWC)</text:p>
              </text:list-item>
            </text:list>
            <text:list text:style-name="L3">
              <text:list-item>
                <text:list>
                  <text:list-item>
                    <text:p text:style-name="P9">min access link delay: 1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x access link delay: 1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tleneck link delay: 50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RTT: roughly 111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aleem-07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saleem-07-1 (TCP/TFRC), saleem-07-2 (TCP/TFWC)</text:p>
              </text:list-item>
            </text:list>
            <text:list text:style-name="L3">
              <text:list-item>
                <text:list>
                  <text:list-item>
                    <text:p text:style-name="P9">min access link delay: .05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ax access link delay: .2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tleneck link delay: 1 (m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">RTT: roughly 2.25 (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6-19T14:17:03</meta:creation-date>
    <dc:date>2006-06-19T14:32:26</dc:date>
    <dc:language>en-US</dc:language>
    <meta:editing-cycles>5</meta:editing-cycles>
    <meta:editing-duration>PT15M28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